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224.59pt"/>
    </style:style>
    <style:style style:name="co11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ce3"/>
        <table:table-column table:style-name="co2" table:default-cell-style-name="ce1"/>
        <table:table-column table:style-name="co4" table:default-cell-style-name="ce6"/>
        <table:table-column table:style-name="co5" table:default-cell-style-name="ce14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.00033774078797756" calcext:value-type="float">
            <text:p>0.000337740787978</text:p>
          </table:table-cell>
          <table:table-cell office:value-type="string" calcext:value-type="string">
            <text:p>G</text:p>
          </table:table-cell>
          <table:table-cell table:style-name="Default" office:value-type="float" office:value="0.000436934380559251" calcext:value-type="float">
            <text:p>0.000436934380559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3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lat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 6</text:p>
          </table:table-cell>
          <table:table-cell table:number-columns-repeated="4"/>
        </table:table-row>
      </table:table>
      <table:table table:name="min_best_weighted" table:style-name="ta1">
        <table:table-column table:style-name="co6" table:default-cell-style-name="ce2"/>
        <table:table-column table:style-name="co2" table:default-cell-style-name="ce6"/>
        <table:table-column table:style-name="co2" table:default-cell-style-name="ce14"/>
        <table:table-column table:style-name="co2" table:default-cell-style-name="ce6"/>
        <table:table-column table:style-name="co7" table:default-cell-style-name="ce14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.000302906206343323" calcext:value-type="float">
            <text:p>0.000302906206343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0319324928568676" calcext:value-type="float">
            <text:p>0.000319324928569</text:p>
          </table:table-cell>
          <table:table-cell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/>
          <table:table-cell table:number-columns-repeated="4"/>
        </table:table-row>
        <table:table-row table:style-name="ro1">
          <table:table-cell office:value-type="string" calcext:value-type="string">
            <text:p>Slate 3</text:p>
          </table:table-cell>
          <table:table-cell table:style-name="ce14"/>
          <table:table-cell table:number-columns-repeated="4"/>
        </table:table-row>
        <table:table-row table:style-name="ro1">
          <table:table-cell office:value-type="string" calcext:value-type="string">
            <text:p>Slate 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te 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late 7 </text:p>
          </table:table-cell>
          <table:table-cell table:style-name="ce7" table:number-columns-repeated="4"/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ce7" table:number-columns-repeated="4"/>
          <table:table-cell/>
        </table:table-row>
      </table:table>
      <table:table table:name="compare_retrain_models" table:style-name="ta1"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5:36:16.11274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09T15:38:15.606755941</dc:date>
    <meta:editing-duration>PT1H14M4S</meta:editing-duration>
    <meta:editing-cycles>20</meta:editing-cycles>
    <meta:generator>LibreOffice/6.0.7.3$Linux_X86_64 LibreOffice_project/00m0$Build-3</meta:generator>
    <meta:document-statistic meta:table-count="5" meta:cell-count="84" meta:object-count="0"/>
  </office:meta>
</office:document-meta>
</file>